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77c99"/>
    </style:style>
    <style:style style:name="P3" style:family="paragraph" style:parent-style-name="Standard" style:list-style-name="L6">
      <style:text-properties officeooo:paragraph-rsid="00077c99"/>
    </style:style>
    <style:style style:name="P4" style:family="paragraph" style:parent-style-name="Standard" style:list-style-name="L7">
      <style:text-properties officeooo:paragraph-rsid="00077c99"/>
    </style:style>
    <style:style style:name="P5" style:family="paragraph" style:parent-style-name="Standard">
      <style:text-properties officeooo:paragraph-rsid="00090c17"/>
    </style:style>
    <style:style style:name="P6" style:family="paragraph" style:parent-style-name="Standard" style:list-style-name="L8">
      <style:text-properties officeooo:paragraph-rsid="00090c17"/>
    </style:style>
    <style:style style:name="P7" style:family="paragraph" style:parent-style-name="Standard" style:list-style-name="L9">
      <style:text-properties officeooo:paragraph-rsid="00090c17"/>
    </style:style>
    <style:style style:name="P8" style:family="paragraph" style:list-style-name="L5"/>
    <style:style style:name="P9" style:family="paragraph" style:list-style-name="WWNum3"/>
    <style:style style:name="P10" style:family="paragraph" style:list-style-name="L3"/>
    <style:style style:name="P11" style:family="paragraph" style:parent-style-name="Heading_20_1" style:master-page-name="First_20_Page">
      <style:paragraph-properties fo:text-align="center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077c9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77c99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93in" fo:text-indent="-0.25in" fo:margin-left="2.919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fydsw097216f"/>Tristan Rasmussen</text:p>
      <text:p text:style-name="P2"><text:span text:style-name="T6">Employment</text:span></text:p>
      <text:list xml:id="list2178455982" text:style-name="L6">
        <text:list-item>
          <text:p text:style-name="P3">SuperJumbo.tv - Head Developer <text:span text:style-name="T3">2019 – Present</text:span></text:p>
          <text:list>
            <text:list-item>
              <text:p text:style-name="P3">Create community game app from scratch, including both front end and backend</text:p>
            </text:list-item>
            <text:list-item>
              <text:p text:style-name="P3">Integrated with external APIs (NFL, NBA) to support automatic scoring of games</text:p>
            </text:list-item>
          </text:list>
        </text:list-item>
        <text:list-item>
          <text:p text:style-name="P3">Queue - Software Engineer <text:span text:style-name="T3">2019 – Present</text:span></text:p>
          <text:list>
            <text:list-item>
              <text:p text:style-name="P3">Built high performance video capture software, capable of capturing at 60 fps with minimial (2-3%) CPU load.</text:p>
            </text:list-item>
            <text:list-item>
              <text:p text:style-name="P3">Developed syncronized video player allowing multiple users to control the same video playback seamlessly.</text:p>
            </text:list-item>
            <text:list-item>
              <text:p text:style-name="P3">Prototyped Machine Vision based system to identify key points in video game recordings (kills and deaths).</text:p>
            </text:list-item>
          </text:list>
        </text:list-item>
        <text:list-item>
          <text:p text:style-name="P3">Google - Senior Software Engineer on YouTube Player Infrastructure <text:span text:style-name="T3">2015 – 2019</text:span></text:p>
          <text:list>
            <text:list-item>
              <text:p text:style-name="P3">Focused on the YouTube HTML5 video player, serving [XXX] million people on a daily basis; specific focus on live streaming and encrypted playback.</text:p>
            </text:list-item>
            <text:list-item>
              <text:p text:style-name="P3">Lowered live streaming latency from 15s to 2s (86% decrease). Included both a complete rewrite of live streaming protocol and development of new streaming support.</text:p>
            </text:list-item>
            <text:list-item>
              <text:p text:style-name="P3">Added support for seamless (single frame) transitions between videos to support Dynamic Ad Insertion for YouTube TV.</text:p>
            </text:list-item>
            <text:list-item>
              <text:p text:style-name="P3">Ran 40+ experiments aimed at increasing watchtime, decreasing manual quality selections, and improving overall user experience. </text:p>
            </text:list-item>
          </text:list>
        </text:list-item>
        <text:list-item>
          <text:p text:style-name="P3">Backstop - Software Engineer <text:span text:style-name="T3">2014 – 2015</text:span></text:p>
          <text:list>
            <text:list-item>
              <text:p text:style-name="P3">Worked to bring codebase into compliance with coding standards and improve the infrastructure surrounding the application</text:p>
            </text:list-item>
          </text:list>
        </text:list-item>
      </text:list>
      <text:p text:style-name="P1">Projects</text:p>
      <text:list xml:id="list1440805036" text:style-name="L7">
        <text:list-item>
          <text:p text:style-name="P4"><text:span text:style-name="T2">S</text:span>itrus Moods <text:span text:style-name="T3">2018 – </text:span><text:span text:style-name="T4">Present</text:span></text:p>
          <text:list>
            <text:list-item>
              <text:p text:style-name="P4">Mood tracking made easy. Developed in React Native to support fun and interactive mood tracking, analysis, and management. One member of three person development team.</text:p>
            </text:list-item>
          </text:list>
        </text:list-item>
      </text:list>
      <text:p text:style-name="P5"><text:span text:style-name="T6">Skills</text:span></text:p>
      <text:list xml:id="list744618576" text:style-name="L8">
        <text:list-item>
          <text:p text:style-name="P6">Languages: </text:p>
          <text:list>
            <text:list-item>
              <text:p text:style-name="P6">Strong: Python, Javascript, Typescript</text:p>
            </text:list-item>
            <text:list-item>
              <text:p text:style-name="P6">Experience: C, C++, Java, Haskell, Ruby, SQL</text:p>
            </text:list-item>
          </text:list>
        </text:list-item>
        <text:list-item>
          <text:p text:style-name="P6">Frameworks: Django, React, React Native</text:p>
        </text:list-item>
        <text:list-item>
          <text:p text:style-name="P6">Tools: AWS, GCE, Ansible, Git</text:p>
        </text:list-item>
        <text:list-item>
          <text:p text:style-name="P6">Browser Technology: MSE, DASH, Fetch APIs</text:p>
        </text:list-item>
      </text:list>
      <text:p text:style-name="Standard"/>
      <text:p text:style-name="P5"><text:span text:style-name="T6">Education</text:span></text:p>
      <text:list xml:id="list2272076453" text:style-name="L9">
        <text:list-item>
          <text:p text:style-name="P7">BS and MS from the University of Chicago. GPA 3.9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1155cc" style:text-underline-style="solid" style:text-underline-width="auto" style:text-underline-color="font-color"/>
    </style:style>
    <style:page-layout style:name="Mpm1">
      <style:page-layout-properties fo:page-width="8.5in" fo:page-height="11in" style:num-format="1" style:print-orientation="portrait" fo:margin-top="0.2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75in" fo:margin-left="0in" fo:margin-right="0in" fo:margin-bottom="0.7098in" fo:background-color="transparent" style:dynamic-spacing="true" draw:fill="non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Email: <text:a xlink:type="simple" xlink:href="mailto:tristanrasmussen@tristanrasmussen.com" text:style-name="ListLabel_20_28" text:visited-style-name="ListLabel_20_28"><text:span text:style-name="MT1">tristanrasmussen@tristanrasmussen.com</text:span></text:a></text:p>
        <text:p text:style-name="Standard">Website: <text:a xlink:type="simple" xlink:href="http://tristanrasmussen.com/" text:style-name="ListLabel_20_28" text:visited-style-name="ListLabel_20_28"><text:span text:style-name="MT1">tristanrasmussen.com</text:span></text:a></text:p>
        <text:p text:style-name="Standard">Github: <text:a xlink:type="simple" xlink:href="https://github.com/courageousillumination" text:style-name="ListLabel_20_28" text:visited-style-name="ListLabel_20_28"><text:span text:style-name="MT1">courageousillumination</text:span></text:a></text:p>
        <text:p text:style-name="Standard">Phone Number: 925-330-9187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4T17:18:16.782659458</dc:date>
    <meta:editing-duration>PT57S</meta:editing-duration>
    <meta:editing-cycles>1</meta:editing-cycles>
    <meta:document-statistic meta:table-count="0" meta:image-count="0" meta:object-count="0" meta:page-count="1" meta:paragraph-count="32" meta:word-count="302" meta:character-count="1998" meta:non-whitespace-character-count="1744"/>
  </office:meta>
</office:document-meta>
</file>